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6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14_08-28-06_000.jpg</text:p>
          </table:table-cell>
          <table:table-cell table:style-name="ce11" office:value-type="string">
            <text:p>:m / 1*1 / percussion,rythm / session-memo / s.1: todays-rythm,item=真空管ボトル,hitter=hand:one-hand,Re+,other=video-2021-11-13_21-08-32_000.mp4,R=1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/ 1*1 / percussion,rythm / session-memo / s.1: todays-rythm,item=真空管ボトル,hitter=hand:one-hand,Re+,other=video-2021-11-13_21-08-32_000.mp4,R=1">
            <text:p>:m / 1*1 / percussion,rythm / session-memo / s.1: todays-rythm,item=真空管ボトル,hitter=hand:one-hand,Re+,other=video-2021-11-13_21-08-32_000.mp4,R=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1-14_11-52-14_000.jpg</text:p>
          </table:table-cell>
          <table:table-cell table:style-name="ce11" office:value-type="string">
            <text:p>:m RES 1*1 / free# JVEMV6 76#_id=28N2:2 / 76. physics / w=~,topics=行列式：(A=BC)のとき、(detA=detB*detC)か？,other=~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RES 1*1 / free# JVEMV6 76#_id=28N2:2 / 76. physics / w=~,topics=行列式：(A=BC)のとき、(detA=detB*detC)か？,other=~">
            <text:p>:m RES 1*1 / free# JVEMV6 76#_id=28N2:2 / 76. physics / w=~,topics=行列式：(A=BC)のとき、(detA=detB*detC)か？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1-14_11-52-37_000.jpg</text:p>
          </table:table-cell>
          <table:table-cell table:style-name="ce11" office:value-type="string">
            <text:p>:m 東和 PHOTO / 211112f / 二子玉川（電車）；NHK技研前（バス、東急） / 安藤様共同住宅 / ２名（小林さん：横浜営業所：職長） / ㈲アクア（設備）（大東建託） / 日報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東和 PHOTO / 211112f / 二子玉川（電車）；NHK技研前（バス、東急） / 安藤様共同住宅 / ２名（小林さん：横浜営業所：職長） / ㈲アクア（設備）（大東建託） / 日報">
            <text:p>:m 東和 PHOTO / 211112f / 二子玉川（電車）；NHK技研前（バス、東急） / 安藤様共同住宅 / ２名（小林さん：横浜営業所：職長） / ㈲アクア（設備）（大東建託） / 日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1-14_12-16-26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1-14_14-39-44_000.jpg</text:p>
          </table:table-cell>
          <table:table-cell table:style-name="ce11" office:value-type="string">
            <text:p>:m RES 1*2 / free# JVEMV6 76#_29:1 / 76. physics / w=~,topics=ヤコビアン,other=site:pictblog;calc+,s=~,i=~,doc=r-2-4~5#3.1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RES 1*2 / free# JVEMV6 76#_29:1 / 76. physics / w=~,topics=ヤコビアン,other=site:pictblog;calc+,s=~,i=~,doc=r-2-4~5#3.1">
            <text:p>:m RES 1*2 / free# JVEMV6 76#_29:1 / 76. physics / w=~,topics=ヤコビアン,other=site:pictblog;calc+,s=~,i=~,doc=r-2-4~5#3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1-14_14-40-16_000.jpg</text:p>
          </table:table-cell>
          <table:table-cell table:style-name="ce11" office:value-type="string">
            <text:p>:m RES 2*2 / free# JVEMV6 76#_29:1 / 76. physics / w=~,topics=ヤコビアン,other=site:pictblog,s=~,i=~,doc=r-2-4~5#3.1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RES 2*2 / free# JVEMV6 76#_29:1 / 76. physics / w=~,topics=ヤコビアン,other=site:pictblog,s=~,i=~,doc=r-2-4~5#3.1">
            <text:p>:m RES 2*2 / free# JVEMV6 76#_29:1 / 76. physics / w=~,topics=ヤコビアン,other=site:pictblog,s=~,i=~,doc=r-2-4~5#3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1-14_17-37-17_000.jpg</text:p>
          </table:table-cell>
          <table:table-cell table:style-name="ce11" office:value-type="string">
            <text:p>:m RES 1*1 / free# JVEMV6 76#_29:2 / 76. physics / w=~,topics=ヤコビアン：極座標,other=site:pictblog,s=~,i=~,doc=r-2-4~6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RES 1*1 / free# JVEMV6 76#_29:2 / 76. physics / w=~,topics=ヤコビアン：極座標,other=site:pictblog,s=~,i=~,doc=r-2-4~6">
            <text:p>:m RES 1*1 / free# JVEMV6 76#_29:2 / 76. physics / w=~,topics=ヤコビアン：極座標,other=site:pictblog,s=~,i=~,doc=r-2-4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1-14_19-14-33_000.jpg</text:p>
          </table:table-cell>
          <table:table-cell table:style-name="ce11" office:value-type="string">
            <text:p>:m :篠笛,shinobue #*# / session-memo / s.1:todays-melody,genr=`主（しゅ）`,key=h-3(Df),R=1,i.f.=~,notes=pitch:1-2-1-L5-2,Re+,other=fingering-diagram+:hole-4~②genr=`あげ`,R=1,i.f.=~,notes=hole:4-7,Re+,other=s.1の続き~③genr=`なぎ`,R=1,i.f.=~,notes=hole:7-3-4,Re+,other=s.1の続き \\\ s.2:todays-melody,genr=`しゅ（主）`,key=Af,R=2,i.f.=~,notes=3_-3h_-3_6-7,Re+,other=~ \\\ s.3:todays-melody,genr=`しゅ`,key=Ef(hole:4_),R=3,i.f.=~,notes=4_-4__-4__-7_-4__-,ReX,other=~ \\\ s.4:todays-melody,R=4,i.f.=~,notes=4_-4_-3-4_-4_-7-0-3_-0-7-0-4-7,Re+,other=~</text:p>
          </table:table-cell>
          <table:table-cell table:style-name="ce18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:篠笛,shinobue #*# / session-memo / s.1:todays-melody,genr=`主（しゅ）`,key=h-3(Df),R=1,i.f.=~,notes=pitch:1-2-1-L5-2,Re+,other=fingering-diagram+:hole-4~②genr=`あげ`,R=1,i.f.=~,notes=hole:4-7,Re+,other=s.1の続き~③genr=`なぎ`,R=1,i.f.=~,notes=hole:7-3-4,Re+,other=s.1の続き \\\ s.2:todays-melody,genr=`しゅ（主）`,key=Af,R=2,i.f.=~,notes=3_-3h_-3_6-7,Re+,other=~ \\\ s.3:todays-melody,genr=`しゅ`,key=Ef(hole:4_),R=3,i.f.=~,notes=4_-4__-4__-7_-4__-,ReX,other=~ \\\ s.4:todays-melody,R=4,i.f.=~,notes=4_-4_-3-4_-4_-7-0-3_-0-7-0-4-7,Re+,other=~">
            <text:p>:m :篠笛,shinobue #*# / session-memo / s.1:todays-melody,genr=`主（しゅ）`,key=h-3(Df),R=1,i.f.=~,notes=pitch:1-2-1-L5-2,Re+,other=fingering-diagram+:hole-4~②genr=`あげ`,R=1,i.f.=~,notes=hole:4-7,Re+,other=s.1の続き~③genr=`なぎ`,R=1,i.f.=~,notes=hole:7-3-4,Re+,other=s.1の続き \\\ s.2:todays-melody,genr=`しゅ（主）`,key=Af,R=2,i.f.=~,notes=3_-3h_-3_6-7,Re+,other=~ \\\ s.3:todays-melody,genr=`しゅ`,key=Ef(hole:4_),R=3,i.f.=~,notes=4_-4__-4__-7_-4__-,ReX,other=~ \\\ s.4:todays-melody,R=4,i.f.=~,notes=4_-4_-3-4_-4_-7-0-3_-0-7-0-4-7,Re+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1-14_20-59-16_000.jpg</text:p>
          </table:table-cell>
          <table:table-cell table:style-name="ce20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11-15_02-00-03_000.jpg</text:p>
          </table:table-cell>
          <table:table-cell table:style-name="ce11" office:value-type="string">
            <text:p>:m :PHOTO 寝た時刻 / 2021 / オナニー、了、１時間ぐらい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:PHOTO 寝た時刻 / 2021 / オナニー、了、１時間ぐらい">
            <text:p>:m :PHOTO 寝た時刻 / 2021 / オナニー、了、１時間ぐらい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1-15_06-20-00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:PHOTO 起きた時刻（夜中） / 2021">
            <text:p>:m :PHOTO 起きた時刻（夜中）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1-15_07-59-46_000.jpg</text:p>
          </table:table-cell>
          <table:table-cell table:style-name="ce18" office:value-type="string">
            <text:p>:m :PHOTO 起きた時刻 / 2021</text:p>
          </table:table-cell>
          <table:table-cell table:style-name="ce18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1-15_08-23-11_000.jpg</text:p>
          </table:table-cell>
          <table:table-cell table:style-name="ce18" office:value-type="string">
            <text:p>:m RES #*# / free# JVEMV6 76#_id=QLY9:1 / 76. physics / w=~,topics=分数の総和：収束するか,other=由来：メルテンスの定理を見て、思いついた</text:p>
          </table:table-cell>
          <table:table-cell table:style-name="ce11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m RES #*# / free# JVEMV6 76#_id=QLY9:1 / 76. physics / w=~,topics=分数の総和：収束するか,other=由来：メルテンスの定理を見て、思いついた">
            <text:p>:m RES #*# / free# JVEMV6 76#_id=QLY9:1 / 76. physics / w=~,topics=分数の総和：収束するか,other=由来：メルテンスの定理を見て、思いついた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1-14_17-04-49_000.mp4</text:p>
          </table:table-cell>
          <table:table-cell table:style-name="ce11" office:value-type="string">
            <text:p>-*</text:p>
          </table:table-cell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11-14_17-06-51_000.mp4</text:p>
          </table:table-cell>
          <table:table-cell table:style-name="ce19" office:value-type="string">
            <text:p>:VIDEO / @自室 / 記録 / jap.flute / 演奏、play / R=0 / todays-melody,Re+</text:p>
          </table:table-cell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VIDEO / @自室 / 記録 / jap.flute / 演奏、play / R=0 / todays-melody,Re+">
            <text:p>:VIDEO / @自室 / 記録 / jap.flute / 演奏、play / R=0 / todays-melody,Re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1-14_18-19-41_000.mp4</text:p>
          </table:table-cell>
          <table:table-cell table:style-name="ce11" office:value-type="string">
            <text:p>:VIDEO / @自室 / 記録 / jap.flute / 演奏、play / R=1 / todays-melody</text:p>
          </table:table-cell>
          <table:table-cell table:style-name="ce18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VIDEO / @自室 / 記録 / jap.flute / 演奏、play / R=1 / todays-melody">
            <text:p>:VIDEO / @自室 / 記録 / jap.flute / 演奏、play / R=1 / todays-melody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1-14_18-44-34_000.mp4</text:p>
          </table:table-cell>
          <table:table-cell table:style-name="ce11" office:value-type="string">
            <text:p>:VIDEO / @自室 / 記録 / jap.flute / 演奏、play / R=2 / todays-melody</text:p>
          </table:table-cell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VIDEO / @自室 / 記録 / jap.flute / 演奏、play / R=2 / todays-melody">
            <text:p>:VIDEO / @自室 / 記録 / jap.flute / 演奏、play / R=2 / todays-melody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string">
            <text:p>2021-11-14_19-00-18_000.mp4</text:p>
          </table:table-cell>
          <table:table-cell table:style-name="ce11" office:value-type="string">
            <text:p>:VIDEO / @自室 / 記録 / jap.flute / 演奏、play / R=3 / todays-melody</text:p>
          </table:table-cell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string" office:string-value=":VIDEO / @自室 / 記録 / jap.flute / 演奏、play / R=3 / todays-melody">
            <text:p>:VIDEO / @自室 / 記録 / jap.flute / 演奏、play / R=3 / todays-melody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" office:value-type="string">
            <text:p>2021-11-14_19-05-11_000.mp4</text:p>
          </table:table-cell>
          <table:table-cell table:style-name="ce11" office:value-type="string">
            <text:p>:VIDEO / @自室 / 記録 / jap.flute / 演奏、play / R=4 / todays-melody</text:p>
          </table:table-cell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string" office:string-value=":VIDEO / @自室 / 記録 / jap.flute / 演奏、play / R=4 / todays-melody">
            <text:p>:VIDEO / @自室 / 記録 / jap.flute / 演奏、play / R=4 / todays-melody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 office:value-type="string">
            <text:p>:m 東和 PHOTO / 211112f / 二子玉川（電車）；NHK技研前（バス、東急） / 安藤様共同住宅 / ２名（小林さん：横浜営業所：職長） / ㈲アクア（設備）（大東建託） / 出発時間</text:p>
          </table:table-cell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string" office:string-value=":m 東和 PHOTO / 211112f / 二子玉川（電車）；NHK技研前（バス、東急） / 安藤様共同住宅 / ２名（小林さん：横浜営業所：職長） / ㈲アクア（設備）（大東建託） / 出発時間">
            <text:p>:m 東和 PHOTO / 211112f / 二子玉川（電車）；NHK技研前（バス、東急） / 安藤様共同住宅 / ２名（小林さん：横浜営業所：職長） / ㈲アクア（設備）（大東建託） / 出発時間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20" office:value-type="string">
            <text:p>:m :PHOTO 起きた時刻（夜中）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5">2021/11/15</text:date>, <text:time>10:07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1-15T10:07:53.87</dc:date>
    <dc:creator>iwabuchi ken</dc:creator>
    <meta:editing-duration>P40DT4H45M44S</meta:editing-duration>
    <meta:editing-cycles>13788</meta:editing-cycles>
    <meta:document-statistic meta:table-count="1" meta:cell-count="448" meta:object-count="0"/>
  </office:meta>
</office:document-meta>
</file>